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officeooo:rsid="000f2c8c" officeooo:paragraph-rsid="000f2c8c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bold" fo:background-color="#fffffe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normal" officeooo:paragraph-rsid="000fa6a9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normal" officeooo:paragraph-rsid="000f2c8c" style:font-size-asian="10pt" style:font-size-complex="10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Ubuntu"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Ubuntu" fo:font-size="10pt" officeooo:paragraph-rsid="000fa6a9" style:font-size-asian="10pt" style:font-size-complex="10pt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Ubuntu" fo:font-size="10pt" style:font-size-asian="10pt" style:font-size-complex="10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officeooo:paragraph-rsid="000fa6a9"/>
    </style:style>
    <style:style style:name="P14" style:family="paragraph" style:parent-style-name="Preformatted_20_Text">
      <style:paragraph-properties fo:margin-left="1.251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15" style:family="paragraph" style:parent-style-name="List_20_Contents">
      <style:paragraph-properties fo:orphans="2" fo:widows="2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6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7" style:family="paragraph" style:parent-style-name="List_20_Heading">
      <style:paragraph-properties fo:orphans="2" fo:widows="2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8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P19" style:family="paragraph" style:parent-style-name="Heading_20_2">
      <style:paragraph-properties fo:margin-left="0cm" fo:margin-right="0cm" fo:text-indent="0cm" style:auto-text-indent="false"/>
    </style:style>
    <style:style style:name="P20" style:family="paragraph" style:parent-style-name="Heading_20_2">
      <style:paragraph-properties fo:margin-left="0cm" fo:margin-right="0cm" fo:orphans="2" fo:widows="2" fo:text-indent="0cm" style:auto-text-indent="false"/>
    </style:style>
    <style:style style:name="P21" style:family="paragraph" style:parent-style-name="Heading_20_2">
      <style:paragraph-properties fo:margin-top="0cm" fo:margin-bottom="0.499cm" loext:contextual-spacing="false" fo:orphans="2" fo:widows="2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normal"/>
    </style:style>
    <style:style style:name="T4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font-size="9pt" fo:letter-spacing="normal" fo:font-style="normal" fo:font-weight="normal"/>
    </style:style>
    <style:style style:name="T10" style:family="text">
      <style:text-properties fo:font-variant="normal" fo:text-transform="none" fo:color="#000000" fo:font-size="9pt" fo:letter-spacing="normal" fo:font-style="normal" fo:font-weight="bold"/>
    </style:style>
    <style:style style:name="T11" style:family="text">
      <style:text-properties fo:font-variant="normal" fo:text-transform="none" fo:color="#000000" style:font-name="FreeMono" fo:letter-spacing="normal"/>
    </style:style>
    <style:style style:name="T12" style:family="text">
      <style:text-properties fo:font-variant="normal" fo:text-transform="none" fo:color="#000000" style:font-name="FreeMono" fo:letter-spacing="normal" fo:font-style="normal"/>
    </style:style>
    <style:style style:name="T13" style:family="text">
      <style:text-properties fo:font-variant="normal" fo:text-transform="none" fo:color="#000000" style:font-name="FreeMono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Ubuntu" fo:letter-spacing="normal"/>
    </style:style>
    <style:style style:name="T15" style:family="text">
      <style:text-properties fo:font-variant="normal" fo:text-transform="none" fo:color="#000000" style:font-name="Ubuntu" fo:letter-spacing="normal" fo:font-style="normal"/>
    </style:style>
    <style:style style:name="T16" style:family="text">
      <style:text-properties fo:font-variant="normal" fo:text-transform="none" fo:color="#000000" style:font-name="Ubuntu" fo:letter-spacing="normal" fo:font-style="normal" fo:font-weight="normal"/>
    </style:style>
    <style:style style:name="T17" style:family="text">
      <style:text-properties fo:font-variant="normal" fo:text-transform="none" fo:color="#000000" style:font-name="Ubuntu" fo:font-size="9pt" fo:letter-spacing="normal" fo:font-style="normal" fo:font-weight="normal"/>
    </style:style>
    <style:style style:name="T18" style:family="text">
      <style:text-properties fo:font-variant="normal" fo:text-transform="none" fo:color="#000000" style:font-name="Ubuntu" fo:font-size="10pt" fo:letter-spacing="normal" style:font-size-asian="10pt" style:font-size-complex="10pt"/>
    </style:style>
    <style:style style:name="T19" style:family="text"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000000" style:font-name="Ubuntu" fo:font-size="10pt" fo:letter-spacing="normal" fo:font-style="normal" style:font-size-asian="10pt" style:font-size-complex="10pt"/>
    </style:style>
    <style:style style:name="T21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00" fo:font-size="10pt" fo:letter-spacing="normal" fo:font-style="normal" style:font-size-asian="10pt" style:font-size-complex="10pt"/>
    </style:style>
    <style:style style:name="T23" style:family="text">
      <style:text-properties fo:font-variant="normal" fo:text-transform="none" fo:color="#000000" fo:font-size="10pt" fo:letter-spacing="normal" style:font-size-asian="10pt" style:font-size-complex="10pt"/>
    </style:style>
    <style:style style:name="T24" style:family="text">
      <style:text-properties fo:font-weight="bold"/>
    </style:style>
    <style:style style:name="T25" style:family="text">
      <style:text-properties fo:font-weight="bold" officeooo:rsid="000f2c8c"/>
    </style:style>
    <style:style style:name="T26" style:family="text">
      <style:text-properties fo:font-weight="bold" officeooo:rsid="000fa6a9"/>
    </style:style>
    <style:style style:name="T27" style:family="text">
      <style:text-properties style:font-name="FreeMono"/>
    </style:style>
    <style:style style:name="T28" style:family="text">
      <style:text-properties style:font-name="Ubuntu"/>
    </style:style>
    <style:style style:name="T29" style:family="text">
      <style:text-properties style:font-name="Ubuntu" fo:font-size="10pt" style:font-size-asian="10pt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0fa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1. MPI_Init</text:span><text:span text:style-name="T5"> </text:span><text:span text:style-name="T8">- Initializes the MPI execution environment</text:span></text:p>
      <text:p text:style-name="P9"><text:line-break/><text:span text:style-name="T8">#include &lt;mpi.h&gt;</text:span></text:p>
      <text:p text:style-name="P14">int MPI_Init(int *argc, char ***argv)</text:p>
      <text:p text:style-name="P10">All MPI programs must contain a call to MPI_Init </text:p>
      <text:p text:style-name="P5"><text:span text:style-name="T25">2. </text:span><text:span text:style-name="T24">MPI_Comm_size </text:span>- Returns the size of the group associated with a communicator.</text:p>
      <text:p text:style-name="P2">MPI_Comm_size(MPI_COMM_WORLD,&amp;numprocs);</text:p>
      <text:p text:style-name="P4">This function indicates the number of processes involved in a communicator. For MPI_COMM_WORLD, it indicates the total number of processes available. </text:p>
      <text:p text:style-name="P2"><text:span text:style-name="T31">3. </text:span>MPI_Comm_rank(MPI_COMM_WORLD,&amp;myid);</text:p>
      <text:p text:style-name="P4">Determines the rank of the calling process in the communicator.</text:p>
      <text:h text:style-name="P21" text:outline-level="2"><text:a xlink:type="simple" xlink:href="https://www.open-mpi.org/doc/v4.0/man3/MPI_Comm_rank.3.php#toc5" office:name="sect5" text:style-name="Internet_20_link" text:visited-style-name="Visited_20_Internet_20_Link"><text:span text:style-name="T19">Input Parameters</text:span></text:a></text:h>
      <text:p text:style-name="P18">comm</text:p>
      <text:p text:style-name="P16">Communicator (handle).</text:p>
      <text:h text:style-name="P20" text:outline-level="2"><text:a xlink:type="simple" xlink:href="https://www.open-mpi.org/doc/v4.0/man3/MPI_Comm_rank.3.php#toc6" office:name="sect6" text:style-name="Internet_20_link" text:visited-style-name="Visited_20_Internet_20_Link"><text:span text:style-name="T20">Output Parameters</text:span></text:a></text:h>
      <text:p text:style-name="P18">rank</text:p>
      <text:p text:style-name="P15">Rank of the calling process in group of comm (integer).</text:p>
      <text:p text:style-name="P17">IERROR</text:p>
      <text:p text:style-name="P16">Fortran only: Error status (integer).</text:p>
      <text:p text:style-name="P3"><text:span text:style-name="T26">3. </text:span><text:span text:style-name="T24">MPI_Recv</text:span> - Performs a standard-mode blocking receive.</text:p>
      <text:p text:style-name="P8"><text:line-break/><text:span text:style-name="T8">int MPI_Recv(void *buf, int count, MPI_Datatype datatype,</text:span></text:p>
      <text:p text:style-name="P13"><text:span text:style-name="Teletype"><text:span text:style-name="T19"><text:s/></text:span></text:span><text:span text:style-name="T19"> </text:span><text:span text:style-name="Teletype"><text:span text:style-name="T19"> </text:span></text:span><text:span text:style-name="T19"> int source, int tag, MPI_Comm comm, MPI_Status *status)</text:span></text:p>
      <text:h text:style-name="P19" text:outline-level="2"><text:a xlink:type="simple" xlink:href="https://www.open-mpi.org/doc/v3.0/man3/MPI_Recv.3.php#toc5" office:name="sect5" text:style-name="Internet_20_link" text:visited-style-name="Visited_20_Internet_20_Link"><text:span text:style-name="T20">Input Parameters</text:span></text:a></text:h>
      <text:p text:style-name="P18">count</text:p>
      <text:p text:style-name="P15">Maximum number of elements to receive (integer).</text:p>
      <text:p text:style-name="P17">datatype</text:p>
      <text:p text:style-name="P15">Datatype of each receive buffer entry (handle).</text:p>
      <text:p text:style-name="P17">source</text:p>
      <text:p text:style-name="P15">Rank of source (integer).</text:p>
      <text:p text:style-name="P17">tag</text:p>
      <text:p text:style-name="P15">Message tag (integer).</text:p>
      <text:p text:style-name="P17">comm</text:p>
      <text:p text:style-name="P16">Communicator (handle).</text:p>
      <text:h text:style-name="P20" text:outline-level="2"><text:a xlink:type="simple" xlink:href="https://www.open-mpi.org/doc/v3.0/man3/MPI_Recv.3.php#toc6" office:name="sect6" text:style-name="Internet_20_link" text:visited-style-name="Visited_20_Internet_20_Link"><text:span text:style-name="T20">Output Parameters</text:span></text:a></text:h>
      <text:p text:style-name="P18">buf</text:p>
      <text:p text:style-name="P15">Initial address of receive buffer (choice).</text:p>
      <text:p text:style-name="P17">status</text:p>
      <text:p text:style-name="P15">Status object (status).</text:p>
      <text:p text:style-name="P17">IERROR</text:p>
      <text:p text:style-name="P16">Fortran only: Error status (integer).</text:p>
      <text:p text:style-name="P4">This basic receive operation, MPI_Recv, is blocking: it returns only after the receive buffer contains the newly received message.</text:p>
      <text:p text:style-name="P4"/>
      <text:p text:style-name="P4"><text:soft-page-break/><text:span text:style-name="T24">MPI_Send</text:span> - Performs a standard-mode blocking send.</text:p>
      <text:p text:style-name="P11">int MPI_Send(const void *buf, int count, MPI_Datatype datatype, int dest,</text:p>
      <text:p text:style-name="P12"><text:span text:style-name="Teletype"><text:span text:style-name="T18"><text:s/></text:span></text:span><text:span text:style-name="T18"> </text:span><text:span text:style-name="Teletype"><text:span text:style-name="T18"> </text:span></text:span><text:span text:style-name="T18"> </text:span><text:span text:style-name="T19">int tag, MPI_Comm comm)</text:span></text:p>
      <text:p text:style-name="Text_20_body"><text:span text:style-name="T29"><text:line-break/></text:span><text:a xlink:type="simple" xlink:href="https://www.open-mpi.org/doc/v4.0/man3/MPI_Send.3.php#toc5" office:name="sect5" text:style-name="Internet_20_link" text:visited-style-name="Visited_20_Internet_20_Link"><text:span text:style-name="T20">Input Parameters</text:span></text:a></text:p>
      <text:p text:style-name="P18">buf</text:p>
      <text:p text:style-name="P15">Initial address of send buffer (choice).</text:p>
      <text:p text:style-name="P17">count</text:p>
      <text:p text:style-name="P15">Number of elements send (nonnegative integer).</text:p>
      <text:p text:style-name="P17">datatype</text:p>
      <text:p text:style-name="P15">Datatype of each send buffer element (handle).</text:p>
      <text:p text:style-name="P17">dest</text:p>
      <text:p text:style-name="P15">Rank of destination (integer).</text:p>
      <text:p text:style-name="P17">tag</text:p>
      <text:p text:style-name="P15">Message tag (integer).</text:p>
      <text:p text:style-name="P17">comm</text:p>
      <text:p text:style-name="P16">Communicator (handle).</text:p>
      <text:h text:style-name="P20" text:outline-level="2"><text:a xlink:type="simple" xlink:href="https://www.open-mpi.org/doc/v4.0/man3/MPI_Send.3.php#toc6" office:name="sect6" text:style-name="Internet_20_link" text:visited-style-name="Visited_20_Internet_20_Link"><text:span text:style-name="T20">Output Parameter</text:span></text:a></text:h>
      <text:p text:style-name="P18">IERROR</text:p>
      <text:p text:style-name="P16">Fortran only: Error status (integer).</text:p>
      <text:p text:style-name="P6">This routine will block until the message is sent to the destinatio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8T13:00:07.240136205</meta:creation-date>
    <dc:date>2023-02-28T14:28:03.518342182</dc:date>
    <meta:editing-duration>PT7M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263" meta:character-count="1863" meta:non-whitespace-character-count="1646"/>
  </office:meta>
</office:document-meta>
</file>